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16.589cm" fo:margin-left="-0.185cm" fo:margin-right="-1.164cm" fo:margin-top="0cm" fo:margin-bottom="0cm" style:page-number="auto" table:align="margins"/>
    </style:style>
    <style:style style:name="Tabella1.A" style:family="table-column">
      <style:table-column-properties style:column-width="3.597cm" style:rel-column-width="14206*"/>
    </style:style>
    <style:style style:name="Tabella1.B" style:family="table-column">
      <style:table-column-properties style:column-width="12.993cm" style:rel-column-width="51329*"/>
    </style:style>
    <style:style style:name="Tabella1.1" style:family="table-row">
      <style:table-row-properties style:min-row-height="0.002cm" fo:keep-together="auto"/>
    </style:style>
    <style:style style:name="Tabella1.A1" style:family="table-cell">
      <style:table-cell-properties style:vertical-align="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ella1.A3" style:family="table-cell">
      <style:table-cell-properties style:vertical-align=""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la1.5" style:family="table-row">
      <style:table-row-properties style:min-row-height="0.168cm" fo:keep-together="auto"/>
    </style:style>
    <style:style style:name="Tabella1.A5" style:family="table-cell">
      <style:table-cell-properties style:vertical-align="" fo:background-color="#000000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la1.A14" style:family="table-cell">
      <style:table-cell-properties style:vertical-align="" fo:background-color="#ffffff" fo:padding="0.191cm" fo:border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color="#00000a" style:text-position="0% 0%" style:font-name="Calibri1" fo:font-size="11pt" fo:letter-spacing="normal" style:font-name-asian="Calibri2" style:font-size-asian="11pt" style:font-name-complex="Calibri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style:font-name="Calibri1"/>
    </style:style>
    <style:style style:name="P4" style:family="paragraph" style:parent-style-name="Standard">
      <style:paragraph-properties fo:margin-left="0cm" fo:margin-right="0cm" fo:margin-top="0cm" fo:margin-bottom="0.282cm" loext:contextual-spacing="false" fo:line-height="0.457cm" fo:text-align="start" style:justify-single-word="false" fo:text-indent="0cm" style:auto-text-indent="false"/>
    </style:style>
    <style:style style:name="P5" style:family="paragraph" style:parent-style-name="Standard">
      <style:paragraph-properties fo:margin-left="1.067cm" fo:margin-right="0cm" fo:margin-top="0cm" fo:margin-bottom="0cm" loext:contextual-spacing="false" fo:line-height="0.423cm" fo:text-align="start" style:justify-single-word="false" fo:text-indent="-1.067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6" style:family="paragraph" style:parent-style-name="Standard" style:list-style-name="WWNum8">
      <style:paragraph-properties fo:margin-left="0.318cm" fo:margin-right="0cm" fo:margin-top="0cm" fo:margin-bottom="0cm" loext:contextual-spacing="false" fo:line-height="0.423cm" fo:text-align="start" style:justify-single-word="false" fo:text-indent="-0.318cm" style:auto-text-indent="false"/>
      <style:text-properties fo:color="#00000a" style:text-position="0% 0%" style:font-name="Calibri1" fo:font-size="11pt" fo:letter-spacing="normal" style:font-name-asian="Calibri2" style:font-size-asian="11pt" style:font-name-complex="Calibri2"/>
    </style:style>
    <style:style style:name="P7" style:family="paragraph" style:parent-style-name="Standard" style:list-style-name="WWNum8">
      <style:paragraph-properties fo:margin-left="0.318cm" fo:margin-right="0cm" fo:margin-top="0cm" fo:margin-bottom="0cm" loext:contextual-spacing="false" fo:line-height="0.423cm" fo:text-align="start" style:justify-single-word="false" fo:text-indent="-0.318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8" style:family="paragraph" style:parent-style-name="Standard" style:list-style-name="WWNum8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color="#00000a" style:text-position="0% 0%" style:font-name="Calibri1" fo:font-size="11pt" fo:letter-spacing="normal" style:font-name-asian="Calibri2" style:font-size-asian="11pt" style:font-name-complex="Calibri2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10" style:family="paragraph" style:parent-style-name="Standard" style:list-style-name="WWNum8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11" style:family="paragraph" style:parent-style-name="Standard">
      <style:paragraph-properties fo:margin-left="1.067cm" fo:margin-right="0cm" fo:margin-top="0cm" fo:margin-bottom="0cm" loext:contextual-spacing="false" fo:line-height="0.423cm" fo:text-align="start" style:justify-single-word="false" fo:text-indent="-1.067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T1" style:family="text">
      <style:text-properties officeooo:rsid="001b07e6"/>
    </style:style>
    <style:style style:name="T2" style:family="text">
      <style:text-properties officeooo:rsid="001c3a3c"/>
    </style:style>
    <style:style style:name="T3" style:family="text">
      <style:text-properties officeooo:rsid="001da205"/>
    </style:style>
    <style:style style:name="T4" style:family="text">
      <style:text-properties officeooo:rsid="001efb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Operatore Loggato</text:p>
          </table:table-cell>
        </table:table-row>
        <table:table-row table:style-name="Tabella1.1">
          <table:table-cell table:style-name="Tabella1.A1" office:value-type="string">
            <text:p text:style-name="P2">Attor<text:span text:style-name="T3">e</text:span></text:p>
          </table:table-cell>
          <table:table-cell table:style-name="Tabella1.A1" office:value-type="string">
            <text:p text:style-name="P2">Operatore</text:p>
          </table:table-cell>
        </table:table-row>
        <table:table-row table:style-name="Tabella1.1">
          <table:table-cell table:style-name="Tabella1.A3" office:value-type="string">
            <text:p text:style-name="P3">Precondizioni</text:p>
          </table:table-cell>
          <table:table-cell table:style-name="Tabella1.A3" office:value-type="string">
            <text:list xml:id="list1520621440860290634" text:style-name="WWNum8">
              <text:list-header>
                <text:p text:style-name="P6"><text:s text:c="4"/>L'utente sia loggato come operatore</text:p>
              </text:list-header>
            </text:list>
          </table:table-cell>
        </table:table-row>
        <table:table-row table:style-name="Tabella1.1">
          <table:table-cell table:style-name="Tabella1.A1" office:value-type="string">
            <text:p text:style-name="P2">Scenario</text:p>
            <text:p text:style-name="P2">Principale</text:p>
          </table:table-cell>
          <table:table-cell table:style-name="Tabella1.A1" office:value-type="string">
            <text:list xml:id="list172141687822657" text:continue-numbering="true" text:style-name="WWNum8">
              <text:list-item>
                <text:p text:style-name="P6">Il Sistema mostra all'Operatore le operazioni che può compiere.</text:p>
              </text:list-item>
              <text:list-item>
                <text:p text:style-name="P6">L'operatore richiede al Sistema di visualizzate tutti i Fruitori.</text:p>
              </text:list-item>
              <text:list-item>
                <text:p text:style-name="P6">Il Sistema visualizza la lista di tutti i Fruitori. Torna a 1</text:p>
              </text:list-item>
            </text:list>
          </table:table-cell>
        </table:table-row>
        <table:table-row table:style-name="Tabella1.5">
          <table:table-cell table:style-name="Tabella1.A5" office:value-type="string">
            <text:p text:style-name="P2"/>
          </table:table-cell>
          <table:table-cell table:style-name="Tabella1.A5" office:value-type="string">
            <text:list xml:id="list172141207516615" text:continue-numbering="true" text:style-name="WWNum8">
              <text:list-header>
                <text:p text:style-name="P6"/>
              </text:list-header>
            </text:list>
          </table:table-cell>
        </table:table-row>
        <table:table-row table:style-name="Tabella1.1">
          <table:table-cell table:style-name="Tabella1.A1" office:value-type="string">
            <text:p text:style-name="P2">Scenario</text:p>
            <text:p text:style-name="P2">Alternativo (a)</text:p>
          </table:table-cell>
          <table:table-cell table:style-name="Tabella1.A1" office:value-type="string">
            <text:list xml:id="list172141449654132" text:continue-numbering="true" text:style-name="WWNum8">
              <text:list-header>
                <text:p text:style-name="P8">2.a <text:s/>L'Operatore sceglie di tornare alla condizione di Utente. FINE.</text:p>
              </text:list-header>
            </text:list>
          </table:table-cell>
        </table:table-row>
        <table:table-row table:style-name="Tabella1.1">
          <table:table-cell table:style-name="Tabella1.A1" office:value-type="string">
            <text:p text:style-name="P2">Postcondizioni <text:span text:style-name="T2">(a)</text:span></text:p>
          </table:table-cell>
          <table:table-cell table:style-name="Tabella1.A1" office:value-type="string">
            <text:list xml:id="list172140801039247" text:continue-numbering="true" text:style-name="WWNum8">
              <text:list-header>
                <text:p text:style-name="P8"><text:s text:c="6"/>L'Operatore torna ad essere un Utente</text:p>
              </text:list-header>
            </text:list>
          </table:table-cell>
        </table:table-row>
        <table:table-row table:style-name="Tabella1.1">
          <table:table-cell table:style-name="Tabella1.A5" office:value-type="string">
            <text:p text:style-name="P2"/>
          </table:table-cell>
          <table:table-cell table:style-name="Tabella1.A5" office:value-type="string">
            <text:list xml:id="list172141698551692" text:continue-numbering="true" text:style-name="WWNum8">
              <text:list-header>
                <text:p text:style-name="P8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2">Scenario</text:p>
            <text:p text:style-name="P2">Alternativo (b)</text:p>
          </table:table-cell>
          <table:table-cell table:style-name="Tabella1.A3" office:value-type="string">
            <text:list xml:id="list172141589918539" text:continue-numbering="true" text:style-name="WWNum8">
              <text:list-header>
                <text:p text:style-name="P8">2.b <text:s/>L'Operatore sceglie di visualizzare a video tutti i Libri.</text:p>
                <text:p text:style-name="P8">3.b <text:s/>Il Sistema visualizza tutti i Libri.<text:span text:style-name="T4">Torna al punto 1.</text:span></text:p>
              </text:list-header>
            </text:list>
          </table:table-cell>
        </table:table-row>
        <table:table-row table:style-name="Tabella1.1">
          <table:table-cell table:style-name="Tabella1.A5" office:value-type="string">
            <text:p text:style-name="P2"/>
          </table:table-cell>
          <table:table-cell table:style-name="Tabella1.A5" office:value-type="string">
            <text:list xml:id="list172141766986597" text:continue-numbering="true" text:style-name="WWNum8">
              <text:list-header>
                <text:p text:style-name="P6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2">Scenario</text:p>
            <text:p text:style-name="P2">Alternativo (c)</text:p>
          </table:table-cell>
          <table:table-cell table:style-name="Tabella1.A3" office:value-type="string">
            <text:list xml:id="list172140519273217" text:continue-numbering="true" text:style-name="WWNum8">
              <text:list-header>
                <text:p text:style-name="P8">2.c <text:s/>L'Operatore sceglie di aggiungere la descrizione ad un Libro.</text:p>
                <text:p text:style-name="P8">3.c <text:s/>Include&lt;&lt;Aggiungi Descrizione&gt;&gt;. FINE.</text:p>
              </text:list-header>
            </text:list>
          </table:table-cell>
        </table:table-row>
        <table:table-row table:style-name="Tabella1.1">
          <table:table-cell table:style-name="Tabella1.A5" office:value-type="string">
            <text:p text:style-name="P2"/>
          </table:table-cell>
          <table:table-cell table:style-name="Tabella1.A5" office:value-type="string">
            <text:list xml:id="list172141814002020" text:continue-numbering="true" text:style-name="WWNum8">
              <text:list-header>
                <text:p text:style-name="P6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2">Scenario</text:p>
            <text:p text:style-name="P2">Alternativo (d)</text:p>
          </table:table-cell>
          <table:table-cell table:style-name="Tabella1.A3" office:value-type="string">
            <text:list xml:id="list172141536575190" text:continue-numbering="true" text:style-name="WWNum8">
              <text:list-header>
                <text:p text:style-name="P8">2.d <text:s/>L'Operatore sceglie di rimuovere la descrizione ad un Libro.</text:p>
                <text:p text:style-name="P8">3.d <text:s/>Include&lt;&lt;Rimuovi Descrizione&gt;&gt;. FINE.</text:p>
              </text:list-header>
            </text:list>
          </table:table-cell>
        </table:table-row>
        <table:table-row table:style-name="Tabella1.1">
          <table:table-cell table:style-name="Tabella1.A14" office:value-type="string">
            <text:p text:style-name="P1"/>
          </table:table-cell>
          <table:table-cell table:style-name="Tabella1.A14" office:value-type="string">
            <text:list xml:id="list172140066218771" text:continue-numbering="true" text:style-name="WWNum8">
              <text:list-header>
                <text:p text:style-name="P10"/>
              </text:list-header>
            </text:list>
          </table:table-cell>
        </table:table-row>
        <table:table-row table:style-name="Tabella1.1">
          <table:table-cell table:style-name="Tabella1.A14" office:value-type="string">
            <text:p text:style-name="P1"/>
          </table:table-cell>
          <table:table-cell table:style-name="Tabella1.A14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1">Nome</text:p>
          </table:table-cell>
          <table:table-cell table:style-name="Tabella1.A1" office:value-type="string">
            <text:p text:style-name="P1">Aggiungi Descrizione</text:p>
          </table:table-cell>
        </table:table-row>
        <table:table-row table:style-name="Tabella1.1">
          <table:table-cell table:style-name="Tabella1.A1" office:value-type="string">
            <text:p text:style-name="P1">Attore</text:p>
          </table:table-cell>
          <table:table-cell table:style-name="Tabella1.A1" office:value-type="string">
            <text:p text:style-name="P1"><text:s/>Operatore</text:p>
          </table:table-cell>
        </table:table-row>
        <table:table-row table:style-name="Tabella1.1">
          <table:table-cell table:style-name="Tabella1.A3" office:value-type="string">
            <text:p text:style-name="P1">Precondizioni</text:p>
          </table:table-cell>
          <table:table-cell table:style-name="Tabella1.A3" office:value-type="string">
            <text:p text:style-name="P1">Il Libro è presente</text:p>
          </table:table-cell>
        </table:table-row>
        <table:table-row table:style-name="Tabella1.1">
          <table:table-cell table:style-name="Tabella1.A1" office:value-type="string">
            <text:p text:style-name="P1">Scenario</text:p>
            <text:p text:style-name="P1">Principale</text:p>
          </table:table-cell>
          <table:table-cell table:style-name="Tabella1.A1" office:value-type="string">
            <text:list xml:id="list172140846257814" text:continue-list="list172140066218771" text:style-name="WWNum8">
              <text:list-item text:start-value="1">
                <text:p text:style-name="P7">L'Operatore inserisce l'ID del Libro.</text:p>
              </text:list-item>
              <text:list-item>
                <text:p text:style-name="P7">L'Operatore inserisce la nuova descrizione del Libro.</text:p>
              </text:list-item>
              <text:list-item>
                <text:p text:style-name="P7">La risorsa viene aggiornata con la nuova descrizione. FINE.</text:p>
              </text:list-item>
            </text:list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172140983288967" text:continue-numbering="true" text:style-name="WWNum8">
              <text:list-header>
                <text:p text:style-name="P7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a)</text:p>
          </table:table-cell>
          <table:table-cell table:style-name="Tabella1.A3" office:value-type="string">
            <text:list xml:id="list172140665796745" text:continue-numbering="true" text:style-name="WWNum8">
              <text:list-header>
                <text:p text:style-name="P10">Il Libro non è presente </text:p>
              </text:list-header>
            </text:list>
          </table:table-cell>
        </table:table-row>
        <table:table-row table:style-name="Tabella1.1">
          <table:table-cell table:style-name="Tabella1.A1" office:value-type="string">
            <text:p text:style-name="P1">Scenario</text:p>
            <text:p text:style-name="P1">Alternativo (a)</text:p>
            <text:p text:style-name="P1"/>
          </table:table-cell>
          <table:table-cell table:style-name="Tabella1.A1" office:value-type="string">
            <text:list xml:id="list172140164229095" text:continue-numbering="true" text:style-name="WWNum8">
              <text:list-header>
                <text:p text:style-name="P10">1.a <text:s/>L'Operatore inserisce l'ID del Libro.</text:p>
                <text:p text:style-name="P10">2.a <text:s/>Il Sistema visualizza un messaggio di errore. FINE.</text:p>
              </text:list-header>
            </text:list>
          </table:table-cell>
        </table:table-row>
        <table:table-row table:style-name="Tabella1.1">
          <table:table-cell table:style-name="Tabella1.A14" office:value-type="string">
            <text:p text:style-name="P1"/>
          </table:table-cell>
          <table:table-cell table:style-name="Tabella1.A14" office:value-type="string">
            <text:p text:style-name="P5"/>
          </table:table-cell>
        </table:table-row>
        <table:table-row table:style-name="Tabella1.1">
          <table:table-cell table:style-name="Tabella1.A14" office:value-type="string">
            <text:p text:style-name="P1"/>
          </table:table-cell>
          <table:table-cell table:style-name="Tabella1.A14" office:value-type="string">
            <text:p text:style-name="P5"/>
          </table:table-cell>
        </table:table-row>
        <table:table-row table:style-name="Tabella1.1">
          <table:table-cell table:style-name="Tabella1.A1" office:value-type="string">
            <text:p text:style-name="P1">Nome</text:p>
          </table:table-cell>
          <table:table-cell table:style-name="Tabella1.A1" office:value-type="string">
            <text:p text:style-name="P5">Rimozione Descrizione</text:p>
          </table:table-cell>
        </table:table-row>
        <table:table-row table:style-name="Tabella1.1">
          <table:table-cell table:style-name="Tabella1.A3" office:value-type="string">
            <text:p text:style-name="P1">Attori</text:p>
          </table:table-cell>
          <table:table-cell table:style-name="Tabella1.A3" office:value-type="string">
            <text:p text:style-name="P5">Operatore</text:p>
          </table:table-cell>
        </table:table-row>
        <table:table-row table:style-name="Tabella1.1">
          <table:table-cell table:style-name="Tabella1.A1" office:value-type="string">
            <text:p text:style-name="P1">Precondizioni</text:p>
          </table:table-cell>
          <table:table-cell table:style-name="Tabella1.A1" office:value-type="string">
            <text:p text:style-name="P1">Il Libro è presente</text:p>
          </table:table-cell>
        </table:table-row>
        <table:table-row table:style-name="Tabella1.1">
          <table:table-cell table:style-name="Tabella1.A1" office:value-type="string">
            <text:p text:style-name="P1">Scenario</text:p>
            <text:p text:style-name="P1">Principale</text:p>
          </table:table-cell>
          <table:table-cell table:style-name="Tabella1.A1" office:value-type="string">
            <text:list xml:id="list172141933860077" text:continue-list="list172140164229095" text:style-name="WWNum8">
              <text:list-item text:start-value="1">
                <text:p text:style-name="P7">L'Operatore inserisce l'ID del Libro.</text:p>
              </text:list-item>
              <text:list-item>
                <text:p text:style-name="P7">Il Sistema rinuove la descrizione al Libro.</text:p>
              </text:list-item>
              <text:list-item>
                <text:p text:style-name="P7">La risorsa viene aggiornata con la nuova descrizione. FINE.</text:p>
              </text:list-item>
            </text:list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172140252011729" text:continue-numbering="true" text:style-name="WWNum8">
              <text:list-header>
                <text:p text:style-name="P7"/>
              </text:list-header>
            </text:list>
          </table:table-cell>
        </table:table-row>
        <text:soft-page-break/>
        <table:table-row table:style-name="Tabella1.1">
          <table:table-cell table:style-name="Tabella1.A1" office:value-type="string">
            <text:p text:style-name="P1">Precondizioni (a)</text:p>
          </table:table-cell>
          <table:table-cell table:style-name="Tabella1.A1" office:value-type="string">
            <text:list xml:id="list172140465869608" text:continue-numbering="true" text:style-name="WWNum8">
              <text:list-header>
                <text:p text:style-name="P10">Il Libro non è presente </text:p>
              </text:list-header>
            </text:list>
          </table:table-cell>
        </table:table-row>
        <table:table-row table:style-name="Tabella1.1">
          <table:table-cell table:style-name="Tabella1.A1" office:value-type="string">
            <text:p text:style-name="P1">Scenario</text:p>
            <text:p text:style-name="P1">Alternativo (a)</text:p>
            <text:p text:style-name="P1"/>
          </table:table-cell>
          <table:table-cell table:style-name="Tabella1.A1" office:value-type="string">
            <text:list xml:id="list172139991716817" text:continue-numbering="true" text:style-name="WWNum8">
              <text:list-header>
                <text:p text:style-name="P10">1.a <text:s/>L'Operatore inserisce l'ID del Libro.</text:p>
                <text:p text:style-name="P10">2.a <text:s/>Il Sistema visualizza un messaggio di errore. Fine.</text:p>
              </text:list-header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2T17:21:39.786809639</dc:date>
    <meta:generator>LibreOffice/5.1.6.2$Linux_X86_64 LibreOffice_project/10m0$Build-2</meta:generator>
    <meta:editing-duration>PT1H31M28S</meta:editing-duration>
    <meta:editing-cycles>39</meta:editing-cycles>
    <meta:document-statistic meta:table-count="1" meta:image-count="0" meta:object-count="0" meta:page-count="2" meta:paragraph-count="62" meta:word-count="246" meta:character-count="1663" meta:non-whitespace-character-count="1464"/>
  </office:meta>
</office:document-meta>
</file>